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de6" officeooo:paragraph-rsid="00167de6"/>
    </style:style>
    <style:style style:name="P2" style:family="paragraph" style:parent-style-name="Standard">
      <style:paragraph-properties fo:text-align="justify" style:justify-single-word="false"/>
      <style:text-properties officeooo:rsid="00167de6" officeooo:paragraph-rsid="00167de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67de6" officeooo:paragraph-rsid="00167de6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67de6" officeooo:paragraph-rsid="00167de6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67de6" officeooo:paragraph-rsid="001743e9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7de6" officeooo:paragraph-rsid="00167de6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743e9" officeooo:paragraph-rsid="001743e9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76105" officeooo:paragraph-rsid="00176105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67de6" officeooo:paragraph-rsid="00167de6" style:font-size-asian="15pt" style:font-weight-asian="bold" style:font-size-complex="15pt" style:font-weight-complex="bold"/>
    </style:style>
    <style:style style:name="T1" style:family="text">
      <style:text-properties officeooo:rsid="001743e9"/>
    </style:style>
    <style:style style:name="T2" style:family="text">
      <style:text-properties officeooo:rsid="001936bd"/>
    </style:style>
    <style:style style:name="T3" style:family="text">
      <style:text-properties officeooo:rsid="001a7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>Curso Introductorio <text:s/>Python-Jupyter-Pandas</text:p>
      <text:p text:style-name="P1"/>
      <text:p text:style-name="P2"/>
      <text:p text:style-name="P6">Introducción python</text:p>
      <text:p text:style-name="P2"/>
      <text:p text:style-name="P2"/>
      <text:p text:style-name="P6">Introducción Jupyter-notebook. (<text:span text:style-name="T3">2</text:span> horas)</text:p>
      <text:list xml:id="list893185021563935374" text:style-name="L1">
        <text:list-item>
          <text:p text:style-name="P3">Qué es</text:p>
        </text:list-item>
        <text:list-item>
          <text:p text:style-name="P3">Instalación</text:p>
        </text:list-item>
        <text:list-item>
          <text:p text:style-name="P3"><text:span text:style-name="T3">Arrancar</text:span> servidor y browser</text:p>
        </text:list-item>
        <text:list-item>
          <text:p text:style-name="P3">Conociendo el <text:span text:style-name="T3">Entrono</text:span> de trabajo</text:p>
        </text:list-item>
        <text:list-item>
          <text:p text:style-name="P3">Celdas de trabajo</text:p>
        </text:list-item>
        <text:list-item>
          <text:p text:style-name="P3">Programación y ejecución de código python en el jupyter-notebook</text:p>
        </text:list-item>
      </text:list>
      <text:p text:style-name="P2"/>
      <text:p text:style-name="P6">Manejo de Datos con Pandas (<text:span text:style-name="T3">4</text:span> horas).</text:p>
      <text:list xml:id="list1668428815716316679" text:style-name="L2">
        <text:list-item>
          <text:p text:style-name="P4">Qué es Pandas</text:p>
          <text:list>
            <text:list-item>
              <text:p text:style-name="P4">Tipos de estructuras de Datos</text:p>
              <text:list>
                <text:list-item>
                  <text:p text:style-name="P4">Series</text:p>
                </text:list-item>
                <text:list-item>
                  <text:p text:style-name="P4"><text:span text:style-name="T2">Qué es un </text:span>Data Frame</text:p>
                </text:list-item>
              </text:list>
            </text:list-item>
          </text:list>
        </text:list-item>
        <text:list-item>
          <text:p text:style-name="P4">Importar datos desde archivos scv</text:p>
        </text:list-item>
        <text:list-item>
          <text:p text:style-name="P4">Importar datos desde tablas excel</text:p>
        </text:list-item>
        <text:list-item>
          <text:p text:style-name="P5"><text:span text:style-name="T1">Operaciones Básicas de manejo de datos</text:span></text:p>
          <text:list>
            <text:list-item>
              <text:p text:style-name="P5"><text:s/><text:span text:style-name="T1">Como seleccionar columnas e indices en los DataFrame</text:span></text:p>
            </text:list-item>
            <text:list-item>
              <text:p text:style-name="P7">Cómo agregar un índice, fila o columna a un conjunto de datos de un DataFrame Pandas</text:p>
            </text:list-item>
            <text:list-item>
              <text:p text:style-name="P7">Restablecer el índice de un DataFrame</text:p>
            </text:list-item>
            <text:list-item>
              <text:p text:style-name="P7">Cómo eliminar índices, filas o columnas de un DataFrame</text:p>
            </text:list-item>
            <text:list-item>
              <text:p text:style-name="P7">Cómo cambiar el nombre del índice o columnas de un DataFrame</text:p>
            </text:list-item>
            <text:list-item>
              <text:p text:style-name="P7">Cómo formatear los datos en un DataFrame</text:p>
            </text:list-item>
            <text:list-item>
              <text:p text:style-name="P7">Aplicando una función a las columnas o filas de tu Data Frame de Pandas</text:p>
            </text:list-item>
            <text:list-item>
              <text:p text:style-name="P7">Pivotting datos de un <text:s/>DataFrame</text:p>
            </text:list-item>
            <text:list-item>
              <text:p text:style-name="P8">Cómo escribir un DataFrame de Pandas en un archivo</text:p>
            </text:list-item>
            <text:list-item>
              <text:p text:style-name="P8">Agrupación de datos con pandas</text:p>
            </text:list-item>
            <text:list-item>
              <text:p text:style-name="P8">Pandas Plotting</text:p>
            </text:list-item>
          </text:list>
        </text:list-item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09:50.026618688</meta:creation-date>
    <dc:date>2018-05-08T11:53:30.659597630</dc:date>
    <meta:editing-duration>PT1H22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86" meta:character-count="1018" meta:non-whitespace-character-count="881"/>
  </office:meta>
</office:document-meta>
</file>